
<file path=META-INF/manifest.xml><?xml version="1.0" encoding="utf-8"?>
<manifest:manifest xmlns:manifest="urn:oasis:names:tc:opendocument:xmlns:manifest:1.0" manifest:version="1.2">
  <manifest:file-entry manifest:media-type="application/vnd.oasis.opendocument.text-template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316800000A0732EB6A1F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Arial3" svg:font-family="Arial"/>
    <style:font-face style:name="OpenSymbol" svg:font-family="OpenSymbol"/>
    <style:font-face style:name="Arial1" svg:font-family="Arial" style:font-adornments="Regular" style:font-family-generic="swiss"/>
    <style:font-face style:name="Lucida Console" svg:font-family="'Lucida Console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adornments="Regular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P1" style:family="paragraph" style:parent-style-name="Title" style:master-page-name="Portrait_2c__20_3_2f_4_22__20_margins">
      <style:paragraph-properties style:page-number="auto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atasheet management</text:p>
      <text:p text:style-name="Subtitle"><text:a xlink:type="simple" xlink:href="mailto:someonesdad1@gmail.com" text:style-name="Internet_20_link" text:visited-style-name="Visited_20_Internet_20_Link">someonesdad1@gmail.com</text:a> 2 Jun 2014</text:p>
      <text:p text:style-name="xx_20__28_needs_20_attention_29_">ds.py updated 14 Nov 2020 and uses dirfiles.py and selection.py as special modules. <text:s/>Because of speed issues with my <text:span text:style-name="Code">d:/</text:span> ramdisk on Windows, I've added a <text:span text:style-name="Code">-I</text:span> option that indexes all the files and stores them in an index file (a set of strings which is pickled). <text:s/>This makes for nearly instantaneous lookup and generating a new index for all my stuff only takes a few seconds.</text:p>
      <text:p text:style-name="Text_20_body"/>
      <text:p text:style-name="Text_20_body">I keep a directory on my computer called <text:span text:style-name="Code">manuals</text:span> that has the following subdirectories: <text:s/><text:span text:style-name="Code">app_notes</text:span>, <text:s/><text:span text:style-name="Code">catalogs</text:span>, <text:span text:style-name="Code">datasheets</text:span>, and <text:span text:style-name="Code">manuals</text:span>. <text:s/>Here are a few of the files in these directories:</text:p>
      <text:p text:style-name="Code">./app_notes/AC_power_source_analyzer.pdf</text:p>
      <text:p text:style-name="Code">./app_notes/DMM_errors_1.pdf</text:p>
      <text:p text:style-name="Code">./app_notes/HP_Journal_Jan1964_3400A.pdf</text:p>
      <text:p text:style-name="Code">./catalogs/06_PomonaCatalog.pdf</text:p>
      <text:p text:style-name="Code">./catalogs/2007MeyerGageCatalog-2.pdf</text:p>
      <text:p text:style-name="Code">./catalogs/Agilent_multimeters.pdf</text:p>
      <text:p text:style-name="Code">./datasheets/1N4148_diode.pdf</text:p>
      <text:p text:style-name="Code">./datasheets/2N2222_npn_transistor.pdf</text:p>
      <text:p text:style-name="Code">./datasheets/batteries/EN_AA_alk_battery.pdf</text:p>
      <text:p text:style-name="Code">./manuals/Bosch_laser_rangefinder.pdf</text:p>
      <text:p text:style-name="Code">./manuals/Dixon_lawn_mower_ZTR3362/1997_mower_manual.pdf</text:p>
      <text:p text:style-name="Code">./manuals/Wavetek_144.pdf</text:p>
      <text:p text:style-name="Code_20_end">./manuals/calculators/hp15c.pdf</text:p>
      <text:p text:style-name="Text_20_body">When I'm working on something interesting, it's a pain to have to stop and go look for a manual or datasheet. <text:s/>This led me a number of years ago to write the <text:span text:style-name="Code">ds.py</text:span> script, which is a python script that will search the manual and datasheet directories for files matching a particular regular expression. <text:s/>For example, if I want to see the manual for my HP 3400 RMS voltmeter, I type the command<text:note text:id="ftn1" text:note-class="footnote"><text:note-citation>1</text:note-citation><text:note-body><text:p text:style-name="Footnote">I use an alias or shell script to launch the python file.</text:p></text:note-body></text:note> <text:span text:style-name="Code">ds 3400</text:span> and I'm prompted as follows:</text:p>
      <text:p text:style-name="Text_20_body"><draw:frame draw:style-name="fr1" draw:name="graphics1" text:anchor-type="paragraph" svg:width="89.68mm" svg:height="18.2mm" draw:z-index="0"><draw:image xlink:href="Pictures/200000070000316800000A0732EB6A1F.svm" xlink:type="simple" xlink:show="embed" xlink:actuate="onLoad"/></draw:frame>I'm presented with a list of matches (the matching text is highlighted) and I type the number in for the particular document I want to see. <text:s/>In this case, I'd type in <text:span text:style-name="Code">3</text:span>. <text:s/>Then the <text:span text:style-name="Code">manuals/hp/3400A_RMS_voltmeter.pdf</text:span> file would be opened.</text:p>
      <text:p text:style-name="Text_20_body">When there's only one match for a file, it is automatically opened. <text:s/>It's fast and requires little thought, so you'll probably find you use it quite a bit. <text:s/>Of course, it can be used to find and open any set of files that have a registered application, so it's not limited to e.g. PDF files. <text:s/>I use a similar technique to open various project files and documents I'm working on. <text:s/></text:p>
      <text:p text:style-name="Text_20_body">On Windows, you can launch a file with the <text:span text:style-name="Code">start</text:span> command. <text:s/>The package includes a C++ program called <text:span text:style-name="Code">app.cpp</text:span> that you can compile and use instead. <text:s/>You'll want to set the <text:span text:style-name="Code">app</text:span> variable in the <text:span text:style-name="Code">ds.py</text:span> script to point to the program you want to use to open a file.</text:p>
      <text:p text:style-name="Text_20_body">I also use a copy of this script to find my ebooks. <text:s/>This lets me quickly find a particular file amongst thousands of files if I know a particular string in the file's name. <text:s/>Thus, it behooves me to name the files carefully.</text:p>
      <text:h text:style-name="Heading_20_1" text:outline-level="1"><text:soft-page-break/>How to set up the script</text:h>
      <text:p text:style-name="Text_20_body">The primary task is hard-code the directories you want searched for the files. <text:s/>To do this, you'll need to edit the <text:span text:style-name="Code">d["dir"]</text:span> tuple around line 173 in the ds.py script.</text:p>
      <text:p text:style-name="Text_20_body">The script will find all the files under the indicated directories. <text:s/>If you want to restrict the files to a particular type, you can edit the globbing patterns in the <text:span text:style-name="Code">GetFiles()</text:span> function. <text:s/>For example, to only list text files and PDF files, you could use the following code:</text:p>
      <text:p text:style-name="Code">f = [Normalize(i) for i in glob.glob(dir + "/*.txt")]</text:p>
      <text:p text:style-name="Code_20_end">f += [Normalize(i) for i in glob.glob(dir + "/*.pdf")]</text:p>
      <text:p text:style-name="Text_20_body">Note that the script only searches the indicated directories, not their subdirectories. <text:s/>It wouldn't be hard to add a recursive walk of each directory using <text:span text:style-name="Code">os.walk()</text:span>, but I wanted responsive behavior, so I limited the search to directories I knew contained the relevant files.</text:p>
      <text:p text:style-name="Text_20_body">If the <text:span text:style-name="Code">color.py</text:span> file doesn't work correctly on your system, you can delete it -- but then the output won't have color highlighting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Arial3" svg:font-family="Arial"/>
    <style:font-face style:name="OpenSymbol" svg:font-family="OpenSymbol"/>
    <style:font-face style:name="Arial1" svg:font-family="Arial" style:font-adornments="Regular" style:font-family-generic="swiss"/>
    <style:font-face style:name="Lucida Console" svg:font-family="'Lucida Console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adornments="Regular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</office:font-face-decls>
  <office:styles>
    <style:default-style style:family="graphic">
      <style:graphic-properties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size="11pt"/>
    </style:style>
    <style:style style:name="Heading" style:family="paragraph" style:parent-style-name="Standard" style:next-style-name="Text_20_body" style:class="text" style:master-page-name="">
      <style:paragraph-properties fo:margin-top="1.52mm" fo:margin-bottom="1.52mm" style:page-number="auto" fo:background-color="transparent" fo:keep-with-next="always">
        <style:background-image/>
      </style:paragraph-properties>
      <style:text-properties style:text-underline-style="none"/>
    </style:style>
    <style:style style:name="Text_20_body" style:display-name="Text body" style:family="paragraph" style:parent-style-name="Standard" style:class="text">
      <style:paragraph-properties fo:margin-left="5.08mm" fo:margin-right="0mm" fo:margin-top="0mm" fo:margin-bottom="1.52mm" fo:text-indent="0mm" style:auto-text-indent="false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1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2.54mm" fo:margin-bottom="2.54mm" fo:text-align="center" style:justify-single-word="false" style:page-number="auto" fo:background-color="#e6e6e6">
        <style:background-image/>
      </style:paragraph-properties>
      <style:text-properties style:font-size-rel="5pt" fo:font-weight="bold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margin-left="0mm" fo:margin-right="0mm" fo:margin-top="2.03mm" fo:margin-bottom="2.03mm" fo:text-align="start" style:justify-single-word="false" fo:text-indent="0mm" style:auto-text-indent="false" fo:background-color="transparent">
        <style:background-image/>
      </style:paragraph-properties>
      <style:text-properties style:font-size-rel="-1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_20_2" style:next-style-name="Text_20_body" style:default-outline-level="3" style:class="text">
      <style:paragraph-properties fo:margin-left="1.27mm" fo:margin-right="0mm" fo:margin-top="2.03mm" fo:margin-bottom="2.03mm" fo:text-indent="0mm" style:auto-text-indent="false"/>
      <style:text-properties style:font-size-rel="-1pt" fo:font-style="italic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_20_3" style:next-style-name="Text_20_body" style:default-outline-level="4" style:class="text">
      <style:paragraph-properties fo:margin-left="2.54mm" fo:margin-right="0mm" fo:margin-top="1.52mm" fo:margin-bottom="1.52mm" fo:text-indent="0mm" style:auto-text-indent="false"/>
      <style:text-properties fo:font-size="14pt" fo:font-style="normal" style:text-underline-style="solid" style:text-underline-width="auto" style:text-underline-color="font-color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_20_4" style:next-style-name="Text_20_body" style:default-outline-level="5" style:class="text">
      <style:paragraph-properties fo:margin-left="3.81mm" fo:margin-right="0mm" fo:margin-top="1.52mm" fo:margin-bottom="1.52mm" fo:text-indent="0mm" style:auto-text-indent="false"/>
      <style:text-properties style:font-size-rel="-1pt" fo:font-style="italic" style:text-underline-style="solid" style:text-underline-type="double" style:text-underline-width="auto" style:text-underline-color="font-color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_20_5" style:next-style-name="Text_20_body" style:default-outline-level="6" style:class="text">
      <style:paragraph-properties fo:margin-left="5.08mm" fo:margin-right="0mm" fo:margin-top="1.52mm" fo:margin-bottom="1.52mm" fo:text-indent="0mm" style:auto-text-indent="false"/>
      <style:text-properties style:font-size-rel="-1pt" style:text-underline-style="wave" style:text-underline-width="auto" style:text-underline-color="font-color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_20_6" style:next-style-name="Text_20_body" style:default-outline-level="7" style:class="text">
      <style:paragraph-properties fo:margin-left="6.35mm" fo:margin-right="0mm" fo:margin-top="1.52mm" fo:margin-bottom="1.52mm" fo:text-indent="0mm" style:auto-text-indent="false"/>
      <style:text-properties fo:color="#666666" fo:font-size="12pt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_20_7" style:next-style-name="Text_20_body" style:default-outline-level="8" style:class="text">
      <style:paragraph-properties fo:margin-left="7.62mm" fo:margin-right="0mm" fo:margin-top="1.52mm" fo:margin-bottom="1.52mm" fo:text-indent="0mm" style:auto-text-indent="false"/>
      <style:text-properties fo:color="#666666" fo:font-size="11pt" fo:font-style="italic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_20_8" style:next-style-name="Text_20_body" style:default-outline-level="9" style:class="text">
      <style:paragraph-properties fo:margin-left="8.89mm" fo:margin-right="0mm" fo:margin-top="1.52mm" fo:margin-bottom="1.52mm" fo:text-indent="0mm" style:auto-text-indent="false"/>
      <style:text-properties fo:color="#666666" fo:font-size="11pt" style:text-underline-style="solid" style:text-underline-width="auto" style:text-underline-color="font-color" fo:font-weight="bold" style:font-size-asian="75%" style:font-weight-asian="bold" style:font-size-complex="75%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fo:font-size="150%" fo:font-weight="bold" style:font-size-asian="18pt" style:font-weight-asian="bold" style:font-size-complex="18pt" style:font-weight-complex="bold"/>
    </style:style>
    <style:style style:name="Subtitle" style:family="paragraph" style:parent-style-name="Title" style:next-style-name="Text_20_body" style:class="chapter">
      <style:paragraph-properties fo:margin-top="0mm" fo:margin-bottom="12.7mm" fo:text-align="center" style:justify-single-word="false"/>
      <style:text-properties fo:font-size="67%" fo:font-style="normal" fo:font-weight="normal" style:font-size-asian="14pt" style:font-style-asian="italic" style:font-size-complex="14pt" style:font-style-complex="italic"/>
    </style:style>
    <style:style style:name="Aside" style:family="paragraph" style:parent-style-name="Text_20_body">
      <style:paragraph-properties fo:margin-left="10.16mm" fo:margin-right="5.08mm" fo:text-indent="0mm" style:auto-text-indent="false" fo:background-color="transparent">
        <style:background-image/>
      </style:paragraph-properties>
      <style:text-properties fo:font-size="11pt"/>
    </style:style>
    <style:style style:name="Code" style:family="paragraph" style:parent-style-name="Standard">
      <style:paragraph-properties fo:margin-left="10.16mm" fo:margin-right="0mm" fo:margin-top="0mm" fo:margin-bottom="0mm" fo:text-indent="0mm" style:auto-text-indent="false"/>
      <style:text-properties fo:color="#000099" style:font-name="Lucida Console" fo:font-size="10pt" fo:language="zxx" fo:country="none"/>
    </style:style>
    <style:style style:name="Code_20_end" style:display-name="Code end" style:family="paragraph" style:parent-style-name="Code">
      <style:paragraph-properties fo:margin-top="0mm" fo:margin-bottom="1.52mm"/>
    </style:style>
    <style:style style:name="Code_2c__20_comment_20__28_different_20_color_29_" style:display-name="Code, comment (different color)" style:family="paragraph" style:parent-style-name="Code">
      <style:text-properties fo:color="#d63247"/>
    </style:style>
    <style:style style:name="Equation" style:family="paragraph" style:parent-style-name="Text_20_body">
      <style:paragraph-properties fo:text-align="center" style:justify-single-word="false"/>
      <style:text-properties fo:language="zxx" fo:country="none"/>
    </style:style>
    <style:style style:name="Indented" style:family="paragraph" style:parent-style-name="Text_20_body" style:class="text">
      <style:paragraph-properties fo:margin-left="10.16mm" fo:margin-right="0mm" fo:text-indent="0mm" style:auto-text-indent="false"/>
    </style:style>
    <style:style style:name="Lesson" style:family="paragraph" style:parent-style-name="Text_20_body" style:class="text" style:master-page-name="">
      <style:paragraph-properties fo:margin-left="10.16mm" fo:margin-right="5.08mm" fo:text-indent="0mm" style:auto-text-indent="false" style:page-number="auto" fo:background-color="#ffffcc" fo:padding="0.51mm" fo:border="0.18mm solid #000000" style:shadow="none">
        <style:background-image/>
      </style:paragraph-properties>
    </style:style>
    <style:style style:name="Reference" style:family="paragraph" style:parent-style-name="Standard" style:class="text">
      <style:paragraph-properties fo:margin-top="0mm" fo:margin-bottom="1.02mm" style:shadow="none"/>
    </style:style>
    <style:style style:name="Where" style:family="paragraph" style:parent-style-name="Text_20_body" style:class="text">
      <style:paragraph-properties fo:margin-left="12.7mm" fo:margin-right="0mm" fo:margin-top="0mm" fo:margin-bottom="0mm" fo:text-indent="0mm" style:auto-text-indent="false"/>
    </style:style>
    <style:style style:name="Where_20_end" style:display-name="Where end" style:family="paragraph" style:parent-style-name="Where" style:class="text">
      <style:paragraph-properties fo:margin-left="12.7mm" fo:margin-right="0mm" fo:margin-top="0mm" fo:margin-bottom="1.52mm" fo:text-indent="0mm" style:auto-text-indent="false"/>
    </style:style>
    <style:style style:name="xx_20__28_needs_20_attention_29_" style:display-name="xx (needs attention)" style:family="paragraph" style:parent-style-name="Text_20_body" style:class="text">
      <style:paragraph-properties fo:background-color="#ffff99">
        <style:background-image/>
      </style:paragraph-properties>
    </style:style>
    <style:style style:name="xx_20_Hidden" style:display-name="xx Hidden" style:family="paragraph" style:parent-style-name="Text_20_body" style:class="text">
      <style:paragraph-properties fo:background-color="#fff0f0">
        <style:background-image/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8.9mm" style:type="center"/>
          <style:tab-stop style:position="177.8mm" style:type="right"/>
        </style:tab-stops>
      </style:paragraph-properties>
    </style:style>
    <style:style style:name="Bullets_2c__20_diamond_2c__20_normal" style:display-name="Bullets, diamond, normal" style:family="paragraph" style:parent-style-name="Text_20_body" style:list-style-name="Bullets_2c__20_diamond"/>
    <style:style style:name="Bullets_2c__20_diamond_2c__20_tight" style:display-name="Bullets, diamond, tight" style:family="paragraph" style:parent-style-name="Bullets_2c__20_diamond_2c__20_normal">
      <style:paragraph-properties fo:margin-top="0mm" fo:margin-bottom="0mm"/>
    </style:style>
    <style:style style:name="Numbered_2c__20_normal" style:display-name="Numbered, normal" style:family="paragraph" style:parent-style-name="Bullets_2c__20_diamond_2c__20_normal" style:list-style-name="Numbered"/>
    <style:style style:name="Numbered_2c__20_tight" style:display-name="Numbered, tight" style:family="paragraph" style:parent-style-name="Bullets_2c__20_diamond_2c__20_tight" style:list-style-name="Numbered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0" style:display-name="Heading 10" style:family="paragraph" style:parent-style-name="Heading_20_9" style:next-style-name="Text_20_body" style:default-outline-level="10" style:class="text">
      <style:paragraph-properties fo:margin-left="10.16mm" fo:margin-right="0mm" fo:margin-top="1.52mm" fo:margin-bottom="1.52mm" fo:text-indent="0mm" style:auto-text-indent="false"/>
      <style:text-properties fo:color="#666666" fo:font-size="11pt" style:text-underline-style="solid" style:text-underline-type="double" style:text-underline-width="auto" style:text-underline-color="font-color" fo:font-weight="bold" style:font-size-asian="75%" style:font-weight-asian="bold" style:font-size-complex="75%" style:font-weight-complex="bold"/>
    </style:style>
    <style:style style:name="Subtitle_2c__20_no_20_space" style:display-name="Subtitle, no space" style:family="paragraph" style:parent-style-name="Subtitle">
      <style:paragraph-properties fo:margin-top="0mm" fo:margin-bottom="0mm"/>
    </style:style>
    <style:style style:name="Text_20_body_2c__20_no_20_space_20_after" style:display-name="Text body, no space after" style:family="paragraph" style:parent-style-name="Text_20_body">
      <style:paragraph-properties fo:margin-top="0mm" fo:margin-bottom="0mm"/>
    </style:style>
    <style:style style:name="Figure" style:family="paragraph" style:parent-style-name="Caption">
      <style:paragraph-properties fo:text-align="center" style:justify-single-word="false"/>
      <style:text-properties fo:font-style="normal" fo:font-weight="bold"/>
    </style:style>
    <style:style style:name="Quote" style:family="paragraph" style:parent-style-name="Text_20_body">
      <style:paragraph-properties fo:margin-left="7.62mm" fo:margin-right="0mm" fo:text-indent="0mm" style:auto-text-indent="false"/>
      <style:text-properties fo:color="#000080" fo:font-style="italic"/>
    </style:style>
    <style:style style:name="Footnote" style:family="paragraph" style:parent-style-name="Standard" style:class="extra">
      <style:paragraph-properties fo:margin-left="4.99mm" fo:margin-right="0mm" fo:text-indent="-4.99mm" style:auto-text-indent="false" text:number-lines="false" text:line-number="0"/>
      <style:text-properties fo:font-size="10pt" style:font-size-asian="10pt" style:font-size-complex="10pt"/>
    </style:style>
    <style:style style:name="Book_20_title" style:display-name="Book title" style:family="text" style:parent-style-name="Default_2c__20_custom">
      <style:text-properties fo:font-style="italic"/>
    </style:style>
    <style:style style:name="Code" style:family="text" style:parent-style-name="Default_2c__20_custom">
      <style:text-properties fo:color="#000099" style:font-name="Lucida Console" fo:font-size="11pt" fo:language="zxx" fo:country="none"/>
    </style:style>
    <style:style style:name="Code_2c__20_important" style:display-name="Code, important" style:family="text" style:parent-style-name="Code">
      <style:text-properties fo:color="#d63247"/>
    </style:style>
    <style:style style:name="Important_2c__20_black" style:display-name="Important, black" style:family="text" style:parent-style-name="Default_2c__20_custom">
      <style:text-properties fo:font-weight="bold"/>
    </style:style>
    <style:style style:name="Important_2c__20_blue" style:display-name="Important, blue" style:family="text" style:parent-style-name="Important_2c__20_black">
      <style:text-properties fo:color="#00538d"/>
    </style:style>
    <style:style style:name="Important_2c__20_bordeaux" style:display-name="Important, bordeaux" style:family="text" style:parent-style-name="Important_2c__20_black">
      <style:text-properties fo:color="#993366"/>
    </style:style>
    <style:style style:name="Important_2c__20_green" style:display-name="Important, green" style:family="text" style:parent-style-name="Important_2c__20_black">
      <style:text-properties fo:color="#008000"/>
    </style:style>
    <style:style style:name="Important_2c__20_red" style:display-name="Important, red" style:family="text" style:parent-style-name="Important_2c__20_black">
      <style:text-properties fo:color="#ff0000"/>
    </style:style>
    <style:style style:name="Keyword" style:family="text" style:parent-style-name="Default_2c__20_custom">
      <style:text-properties fo:color="#008080" fo:font-weight="bold"/>
    </style:style>
    <style:style style:name="Section" style:family="text" style:parent-style-name="Default_2c__20_custom">
      <style:text-properties fo:font-style="italic" fo:font-weight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anchor" style:display-name="Footnote anchor" style:family="text">
      <style:text-properties style:text-position="super 58%"/>
    </style:style>
    <style:style style:name="Default_2c__20_custom" style:display-name="Default, custom" style:family="text">
      <style:text-properties style:font-name="Arial" fo:font-size="11pt"/>
    </style:style>
    <style:style style:name="Article_20_title" style:display-name="Article title" style:family="text" style:parent-style-name="Book_20_title">
      <style:text-properties fo:font-style="norm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OLE" style:family="graphic">
      <style:graphic-properties text:anchor-type="paragraph" svg:x="0mm" svg:y="0mm" fo:margin-top="0mm" fo:margin-bottom="2.54m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mm" fo:margin-left="0mm" fo:margin-right="0mm" style:wrap="parallel" style:number-wrapped-paragraphs="no-limit" style:wrap-contour="false" style:vertical-pos="middle" style:vertical-rel="text" fo:background-color="transparent" style:background-transparency="100%" style:shadow="none">
        <style:background-image/>
        <style:columns fo:column-count="1" fo:column-gap="0mm"/>
      </style:graphic-properties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2mm solid #000000"/>
    </style:style>
    <style:style style:name="Graphics" style:family="graphic">
      <style:graphic-properties text:anchor-type="paragraph" svg:x="0mm" svg:y="0mm" fo:margin-top="0mm" fo:margin-bottom="1.52mm" style:wrap="none" style:vertical-pos="top" style:vertical-rel="paragraph" style:horizontal-pos="center" style:horizontal-rel="paragraph"/>
    </style:style>
    <style:style style:name="Labels" style:family="graphic" style:auto-update="true">
      <style:graphic-properties text:anchor-type="as-char" svg:y="0mm" fo:margin-left="2.01mm" fo:margin-right="2.01mm" style:protect="size position" style:vertical-pos="top" style:vertical-rel="baseline"/>
    </style:style>
    <style:style style:name="Marginalia" style:family="graphic">
      <style:graphic-properties svg:width="35mm" fo:min-height="4.99mm" text:anchor-type="paragraph" svg:x="0mm" svg:y="0m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mm" svg:y="0mm" style:wrap="run-through" style:number-wrapped-paragraphs="no-limit" style:vertical-pos="middle" style:vertical-rel="page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9mm" fo:text-indent="-4.99mm" fo:margin-left="4.99m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mm" fo:text-indent="-4.99mm" fo:margin-left="10m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4.99mm" fo:text-indent="-4.99mm" fo:margin-left="14.99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0mm" fo:text-indent="-4.99mm" fo:margin-left="20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4.99mm" fo:text-indent="-4.99mm" fo:margin-left="24.99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0mm" fo:text-indent="-4.99mm" fo:margin-left="30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5mm" fo:text-indent="-4.99mm" fo:margin-left="35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0.01mm" fo:text-indent="-4.99mm" fo:margin-left="40.01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5mm" fo:text-indent="-4.99mm" fo:margin-left="45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0.01mm" fo:text-indent="-4.99mm" fo:margin-left="50.01m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4mm" fo:text-indent="-4mm" fo:margin-left="4m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8.01mm" fo:text-indent="-4mm" fo:margin-left="8.01m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1.99mm" fo:text-indent="-4mm" fo:margin-left="11.99m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6mm" fo:text-indent="-4mm" fo:margin-left="16m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0mm" fo:text-indent="-4mm" fo:margin-left="20m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4.01mm" fo:text-indent="-4mm" fo:margin-left="24.01m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7.99mm" fo:text-indent="-4mm" fo:margin-left="27.99m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2mm" fo:text-indent="-4mm" fo:margin-left="32m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6mm" fo:text-indent="-4mm" fo:margin-left="36m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0.01mm" fo:text-indent="-4mm" fo:margin-left="40.01mm"/>
        </style:list-level-properties>
        <style:text-properties style:font-name="OpenSymbol"/>
      </text:list-level-style-bullet>
    </text:list-style>
    <text:list-style style:name="Bullets_2c__20_round_2c__20_flush" style:display-name="Bullets, round, flush">
      <text:list-level-style-bullet text:level="1" text:style-name="Bullet_20_Symbols" text:bullet-char="●">
        <style:list-level-properties text:list-level-position-and-space-mode="label-alignment">
          <style:list-level-label-alignment text:label-followed-by="space" fo:text-indent="-3.81mm" fo:margin-left="8.89mm"/>
        </style:list-level-properties>
        <style:text-properties style:font-name="Arial1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space" fo:text-indent="-3.81mm" fo:margin-left="13.97mm"/>
        </style:list-level-properties>
        <style:text-properties style:font-name="Arial1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space" fo:text-indent="-3.81mm" fo:margin-left="19.05mm"/>
        </style:list-level-properties>
        <style:text-properties style:font-name="Arial1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space" fo:text-indent="-3.81mm" fo:margin-left="24.13mm"/>
        </style:list-level-properties>
        <style:text-properties style:font-name="Arial1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space" fo:text-indent="-3.81mm" fo:margin-left="29.21mm"/>
        </style:list-level-properties>
        <style:text-properties style:font-name="Arial1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space" fo:text-indent="-3.81mm" fo:margin-left="34.29mm"/>
        </style:list-level-properties>
        <style:text-properties style:font-name="Arial1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space" fo:text-indent="-3.81mm" fo:margin-left="39.37mm"/>
        </style:list-level-properties>
        <style:text-properties style:font-name="Arial1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space" fo:text-indent="-3.81mm" fo:margin-left="44.45mm"/>
        </style:list-level-properties>
        <style:text-properties style:font-name="Arial1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space" fo:text-indent="-3.81mm" fo:margin-left="49.53mm"/>
        </style:list-level-properties>
        <style:text-properties style:font-name="Arial1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space" fo:text-indent="-3.81mm" fo:margin-left="54.61mm"/>
        </style:list-level-properties>
        <style:text-properties style:font-name="Arial1"/>
      </text:list-level-style-bullet>
    </text:list-style>
    <text:list-style style:name="Bullets_2c__20_diamonds_2c__20_flush" style:display-name="Bullets, diamonds, flush">
      <text:list-level-style-bullet text:level="1" text:style-name="Bullet_20_Symbols" text:bullet-char="♦">
        <style:list-level-properties text:list-level-position-and-space-mode="label-alignment">
          <style:list-level-label-alignment text:label-followed-by="space" fo:text-indent="-2.54mm" fo:margin-left="7.62mm"/>
        </style:list-level-properties>
        <style:text-properties style:font-name="Arial1"/>
      </text:list-level-style-bullet>
      <text:list-level-style-bullet text:level="2" text:style-name="Bullet_20_Symbols" text:bullet-char="♦">
        <style:list-level-properties text:list-level-position-and-space-mode="label-alignment">
          <style:list-level-label-alignment text:label-followed-by="space" fo:text-indent="-2.54mm" fo:margin-left="12.7mm"/>
        </style:list-level-properties>
        <style:text-properties style:font-name="Arial1"/>
      </text:list-level-style-bullet>
      <text:list-level-style-bullet text:level="3" text:style-name="Bullet_20_Symbols" text:bullet-char="♦">
        <style:list-level-properties text:list-level-position-and-space-mode="label-alignment">
          <style:list-level-label-alignment text:label-followed-by="space" fo:text-indent="-2.54mm" fo:margin-left="17.78mm"/>
        </style:list-level-properties>
        <style:text-properties style:font-name="Arial1"/>
      </text:list-level-style-bullet>
      <text:list-level-style-bullet text:level="4" text:style-name="Bullet_20_Symbols" text:bullet-char="♦">
        <style:list-level-properties text:list-level-position-and-space-mode="label-alignment">
          <style:list-level-label-alignment text:label-followed-by="space" fo:text-indent="-2.54mm" fo:margin-left="22.86mm"/>
        </style:list-level-properties>
        <style:text-properties style:font-name="Arial1"/>
      </text:list-level-style-bullet>
      <text:list-level-style-bullet text:level="5" text:style-name="Bullet_20_Symbols" text:bullet-char="♦">
        <style:list-level-properties text:list-level-position-and-space-mode="label-alignment">
          <style:list-level-label-alignment text:label-followed-by="space" fo:text-indent="-2.54mm" fo:margin-left="27.94mm"/>
        </style:list-level-properties>
        <style:text-properties style:font-name="Arial1"/>
      </text:list-level-style-bullet>
      <text:list-level-style-bullet text:level="6" text:style-name="Bullet_20_Symbols" text:bullet-char="♦">
        <style:list-level-properties text:list-level-position-and-space-mode="label-alignment">
          <style:list-level-label-alignment text:label-followed-by="space" fo:text-indent="-2.54mm" fo:margin-left="33.02mm"/>
        </style:list-level-properties>
        <style:text-properties style:font-name="Arial1"/>
      </text:list-level-style-bullet>
      <text:list-level-style-bullet text:level="7" text:style-name="Bullet_20_Symbols" text:bullet-char="♦">
        <style:list-level-properties text:list-level-position-and-space-mode="label-alignment">
          <style:list-level-label-alignment text:label-followed-by="space" fo:text-indent="-2.54mm" fo:margin-left="38.1mm"/>
        </style:list-level-properties>
        <style:text-properties style:font-name="Arial1"/>
      </text:list-level-style-bullet>
      <text:list-level-style-bullet text:level="8" text:style-name="Bullet_20_Symbols" text:bullet-char="♦">
        <style:list-level-properties text:list-level-position-and-space-mode="label-alignment">
          <style:list-level-label-alignment text:label-followed-by="space" fo:text-indent="-2.54mm" fo:margin-left="43.18mm"/>
        </style:list-level-properties>
        <style:text-properties style:font-name="Arial1"/>
      </text:list-level-style-bullet>
      <text:list-level-style-bullet text:level="9" text:style-name="Bullet_20_Symbols" text:bullet-char="♦">
        <style:list-level-properties text:list-level-position-and-space-mode="label-alignment">
          <style:list-level-label-alignment text:label-followed-by="space" fo:text-indent="-2.54mm" fo:margin-left="48.26mm"/>
        </style:list-level-properties>
        <style:text-properties style:font-name="Arial1"/>
      </text:list-level-style-bullet>
      <text:list-level-style-bullet text:level="10" text:style-name="Bullet_20_Symbols" text:bullet-char="♦">
        <style:list-level-properties text:list-level-position-and-space-mode="label-alignment">
          <style:list-level-label-alignment text:label-followed-by="space" fo:text-indent="-2.54mm" fo:margin-left="53.34mm"/>
        </style:list-level-properties>
        <style:text-properties style:font-name="Arial1"/>
      </text:list-level-style-bullet>
    </text:list-style>
    <text:list-style style:name="Numbered_2c__20_flush" style:display-name="Numbered, flush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7.62mm" fo:margin-left="12.7m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fo:text-indent="-7.62mm" fo:margin-left="17.78m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fo:text-indent="-7.62mm" fo:margin-left="22.86m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fo:text-indent="-7.62mm" fo:margin-left="27.94m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fo:text-indent="-7.62mm" fo:margin-left="33.02mm"/>
        </style:list-level-properties>
      </text:list-level-style-number>
      <text:list-level-style-number text:level="6" text:style-name="Numbering_20_Symbols" style:num-prefix="(" style:num-suffix=")" style:num-format="a">
        <style:list-level-properties text:list-level-position-and-space-mode="label-alignment">
          <style:list-level-label-alignment text:label-followed-by="listtab" fo:text-indent="-7.62mm" fo:margin-left="38.1m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fo:text-indent="-7.62mm" fo:margin-left="43.18mm"/>
        </style:list-level-properties>
      </text:list-level-style-number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fo:text-indent="-7.62mm" fo:margin-left="48.26m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fo:text-indent="-7.62mm" fo:margin-left="53.34m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fo:text-indent="-7.62mm" fo:margin-left="58.42mm"/>
        </style:list-level-properties>
        <style:text-properties style:font-name="StarSymbol"/>
      </text:list-level-style-bullet>
    </text:list-style>
    <text:list-style style:name="Bullets_2c__20_diamond" style:display-name="Bullets, diamond">
      <text:list-level-style-bullet text:level="1" text:style-name="Bullet_20_Symbols" text:bullet-char="♦">
        <style:list-level-properties text:list-level-position-and-space-mode="label-alignment">
          <style:list-level-label-alignment text:label-followed-by="space" fo:text-indent="-2.54mm" fo:margin-left="12.7mm"/>
        </style:list-level-properties>
        <style:text-properties style:font-name="Arial1"/>
      </text:list-level-style-bullet>
      <text:list-level-style-bullet text:level="2" text:style-name="Bullet_20_Symbols" text:bullet-char="♦">
        <style:list-level-properties text:list-level-position-and-space-mode="label-alignment">
          <style:list-level-label-alignment text:label-followed-by="space" fo:text-indent="-2.54mm" fo:margin-left="17.78mm"/>
        </style:list-level-properties>
        <style:text-properties style:font-name="Arial1"/>
      </text:list-level-style-bullet>
      <text:list-level-style-bullet text:level="3" text:style-name="Bullet_20_Symbols" text:bullet-char="♦">
        <style:list-level-properties text:list-level-position-and-space-mode="label-alignment">
          <style:list-level-label-alignment text:label-followed-by="space" fo:text-indent="-2.54mm" fo:margin-left="22.86mm"/>
        </style:list-level-properties>
        <style:text-properties style:font-name="Arial1"/>
      </text:list-level-style-bullet>
      <text:list-level-style-bullet text:level="4" text:style-name="Bullet_20_Symbols" text:bullet-char="♦">
        <style:list-level-properties text:list-level-position-and-space-mode="label-alignment">
          <style:list-level-label-alignment text:label-followed-by="space" fo:text-indent="-2.54mm" fo:margin-left="27.94mm"/>
        </style:list-level-properties>
        <style:text-properties style:font-name="Arial1"/>
      </text:list-level-style-bullet>
      <text:list-level-style-bullet text:level="5" text:style-name="Bullet_20_Symbols" text:bullet-char="♦">
        <style:list-level-properties text:list-level-position-and-space-mode="label-alignment">
          <style:list-level-label-alignment text:label-followed-by="space" fo:text-indent="-2.54mm" fo:margin-left="33.02mm"/>
        </style:list-level-properties>
        <style:text-properties style:font-name="Arial1"/>
      </text:list-level-style-bullet>
      <text:list-level-style-bullet text:level="6" text:style-name="Bullet_20_Symbols" text:bullet-char="♦">
        <style:list-level-properties text:list-level-position-and-space-mode="label-alignment">
          <style:list-level-label-alignment text:label-followed-by="space" fo:text-indent="-2.54mm" fo:margin-left="38.1mm"/>
        </style:list-level-properties>
        <style:text-properties style:font-name="Arial1"/>
      </text:list-level-style-bullet>
      <text:list-level-style-bullet text:level="7" text:style-name="Bullet_20_Symbols" text:bullet-char="♦">
        <style:list-level-properties text:list-level-position-and-space-mode="label-alignment">
          <style:list-level-label-alignment text:label-followed-by="space" fo:text-indent="-2.54mm" fo:margin-left="43.18mm"/>
        </style:list-level-properties>
        <style:text-properties style:font-name="Arial1"/>
      </text:list-level-style-bullet>
      <text:list-level-style-bullet text:level="8" text:style-name="Bullet_20_Symbols" text:bullet-char="♦">
        <style:list-level-properties text:list-level-position-and-space-mode="label-alignment">
          <style:list-level-label-alignment text:label-followed-by="space" fo:text-indent="-2.54mm" fo:margin-left="48.26mm"/>
        </style:list-level-properties>
        <style:text-properties style:font-name="Arial1"/>
      </text:list-level-style-bullet>
      <text:list-level-style-bullet text:level="9" text:style-name="Bullet_20_Symbols" text:bullet-char="♦">
        <style:list-level-properties text:list-level-position-and-space-mode="label-alignment">
          <style:list-level-label-alignment text:label-followed-by="space" fo:text-indent="-2.54mm" fo:margin-left="53.34mm"/>
        </style:list-level-properties>
        <style:text-properties style:font-name="Arial1"/>
      </text:list-level-style-bullet>
      <text:list-level-style-bullet text:level="10" text:style-name="Bullet_20_Symbols" text:bullet-char="♦">
        <style:list-level-properties text:list-level-position-and-space-mode="label-alignment">
          <style:list-level-label-alignment text:label-followed-by="space" fo:text-indent="-2.54mm" fo:margin-left="58.42mm"/>
        </style:list-level-properties>
        <style:text-properties style:font-name="Arial1"/>
      </text:list-level-style-bullet>
    </text:list-style>
    <text:list-style style:name="Bullets_2c__20_round" style:display-name="Bullets, round">
      <text:list-level-style-bullet text:level="1" text:style-name="Bullet_20_Symbols" text:bullet-char="●">
        <style:list-level-properties text:list-level-position-and-space-mode="label-alignment">
          <style:list-level-label-alignment text:label-followed-by="space" fo:text-indent="-3.81mm" fo:margin-left="13.97mm"/>
        </style:list-level-properties>
        <style:text-properties style:font-name="Arial1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space" fo:text-indent="-3.81mm" fo:margin-left="19.05mm"/>
        </style:list-level-properties>
        <style:text-properties style:font-name="Arial1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space" fo:text-indent="-3.81mm" fo:margin-left="24.13mm"/>
        </style:list-level-properties>
        <style:text-properties style:font-name="Arial1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space" fo:text-indent="-3.81mm" fo:margin-left="29.21mm"/>
        </style:list-level-properties>
        <style:text-properties style:font-name="Arial1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space" fo:text-indent="-3.81mm" fo:margin-left="34.29mm"/>
        </style:list-level-properties>
        <style:text-properties style:font-name="Arial1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space" fo:text-indent="-3.81mm" fo:margin-left="39.37mm"/>
        </style:list-level-properties>
        <style:text-properties style:font-name="Arial1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space" fo:text-indent="-3.81mm" fo:margin-left="44.45mm"/>
        </style:list-level-properties>
        <style:text-properties style:font-name="Arial1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space" fo:text-indent="-3.81mm" fo:margin-left="49.53mm"/>
        </style:list-level-properties>
        <style:text-properties style:font-name="Arial1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space" fo:text-indent="-3.81mm" fo:margin-left="54.61mm"/>
        </style:list-level-properties>
        <style:text-properties style:font-name="Arial1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space" fo:text-indent="-3.81mm" fo:margin-left="59.69mm"/>
        </style:list-level-properties>
        <style:text-properties style:font-name="Arial1"/>
      </text:list-level-style-bullet>
    </text:list-style>
    <text:list-style style:name="Bullets_2c__20_round_2c__20_table" style:display-name="Bullets, round, table">
      <text:list-level-style-bullet text:level="1" text:style-name="Bullet_20_Symbols" text:bullet-char="●">
        <style:list-level-properties text:list-level-position-and-space-mode="label-alignment">
          <style:list-level-label-alignment text:label-followed-by="space" fo:text-indent="-3.81mm" fo:margin-left="3.81mm"/>
        </style:list-level-properties>
        <style:text-properties style:font-name="Arial1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space" fo:text-indent="-3.81mm" fo:margin-left="8.89mm"/>
        </style:list-level-properties>
        <style:text-properties style:font-name="Arial1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space" fo:text-indent="-3.81mm" fo:margin-left="13.97mm"/>
        </style:list-level-properties>
        <style:text-properties style:font-name="Arial1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space" fo:text-indent="-3.81mm" fo:margin-left="19.05mm"/>
        </style:list-level-properties>
        <style:text-properties style:font-name="Arial1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space" fo:text-indent="-3.81mm" fo:margin-left="24.13mm"/>
        </style:list-level-properties>
        <style:text-properties style:font-name="Arial1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space" fo:text-indent="-3.81mm" fo:margin-left="29.21mm"/>
        </style:list-level-properties>
        <style:text-properties style:font-name="Arial1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space" fo:text-indent="-3.81mm" fo:margin-left="34.29mm"/>
        </style:list-level-properties>
        <style:text-properties style:font-name="Arial1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space" fo:text-indent="-3.81mm" fo:margin-left="39.37mm"/>
        </style:list-level-properties>
        <style:text-properties style:font-name="Arial1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space" fo:text-indent="-3.81mm" fo:margin-left="44.45mm"/>
        </style:list-level-properties>
        <style:text-properties style:font-name="Arial1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space" fo:text-indent="-3.81mm" fo:margin-left="49.53mm"/>
        </style:list-level-properties>
        <style:text-properties style:font-name="Arial1"/>
      </text:list-level-style-bullet>
    </text:list-style>
    <text:list-style style:name="Bullets_2c__20_diamond_2c__20_table" style:display-name="Bullets, diamond, table">
      <text:list-level-style-bullet text:level="1" text:style-name="Bullet_20_Symbols" text:bullet-char="♦">
        <style:list-level-properties text:list-level-position-and-space-mode="label-alignment">
          <style:list-level-label-alignment text:label-followed-by="space" fo:text-indent="-2.54mm" fo:margin-left="2.54mm"/>
        </style:list-level-properties>
        <style:text-properties style:font-name="Arial1"/>
      </text:list-level-style-bullet>
      <text:list-level-style-bullet text:level="2" text:style-name="Bullet_20_Symbols" text:bullet-char="♦">
        <style:list-level-properties text:list-level-position-and-space-mode="label-alignment">
          <style:list-level-label-alignment text:label-followed-by="space" fo:text-indent="-2.54mm" fo:margin-left="7.62mm"/>
        </style:list-level-properties>
        <style:text-properties style:font-name="Arial1"/>
      </text:list-level-style-bullet>
      <text:list-level-style-bullet text:level="3" text:style-name="Bullet_20_Symbols" text:bullet-char="♦">
        <style:list-level-properties text:list-level-position-and-space-mode="label-alignment">
          <style:list-level-label-alignment text:label-followed-by="space" fo:text-indent="-2.54mm" fo:margin-left="12.7mm"/>
        </style:list-level-properties>
        <style:text-properties style:font-name="Arial1"/>
      </text:list-level-style-bullet>
      <text:list-level-style-bullet text:level="4" text:style-name="Bullet_20_Symbols" text:bullet-char="♦">
        <style:list-level-properties text:list-level-position-and-space-mode="label-alignment">
          <style:list-level-label-alignment text:label-followed-by="space" fo:text-indent="-2.54mm" fo:margin-left="17.78mm"/>
        </style:list-level-properties>
        <style:text-properties style:font-name="Arial1"/>
      </text:list-level-style-bullet>
      <text:list-level-style-bullet text:level="5" text:style-name="Bullet_20_Symbols" text:bullet-char="♦">
        <style:list-level-properties text:list-level-position-and-space-mode="label-alignment">
          <style:list-level-label-alignment text:label-followed-by="space" fo:text-indent="-2.54mm" fo:margin-left="22.86mm"/>
        </style:list-level-properties>
        <style:text-properties style:font-name="Arial1"/>
      </text:list-level-style-bullet>
      <text:list-level-style-bullet text:level="6" text:style-name="Bullet_20_Symbols" text:bullet-char="♦">
        <style:list-level-properties text:list-level-position-and-space-mode="label-alignment">
          <style:list-level-label-alignment text:label-followed-by="space" fo:text-indent="-2.54mm" fo:margin-left="27.94mm"/>
        </style:list-level-properties>
        <style:text-properties style:font-name="Arial1"/>
      </text:list-level-style-bullet>
      <text:list-level-style-bullet text:level="7" text:style-name="Bullet_20_Symbols" text:bullet-char="♦">
        <style:list-level-properties text:list-level-position-and-space-mode="label-alignment">
          <style:list-level-label-alignment text:label-followed-by="space" fo:text-indent="-2.54mm" fo:margin-left="33.02mm"/>
        </style:list-level-properties>
        <style:text-properties style:font-name="Arial1"/>
      </text:list-level-style-bullet>
      <text:list-level-style-bullet text:level="8" text:style-name="Bullet_20_Symbols" text:bullet-char="♦">
        <style:list-level-properties text:list-level-position-and-space-mode="label-alignment">
          <style:list-level-label-alignment text:label-followed-by="space" fo:text-indent="-2.54mm" fo:margin-left="38.1mm"/>
        </style:list-level-properties>
        <style:text-properties style:font-name="Arial1"/>
      </text:list-level-style-bullet>
      <text:list-level-style-bullet text:level="9" text:style-name="Bullet_20_Symbols" text:bullet-char="♦">
        <style:list-level-properties text:list-level-position-and-space-mode="label-alignment">
          <style:list-level-label-alignment text:label-followed-by="space" fo:text-indent="-2.54mm" fo:margin-left="43.18mm"/>
        </style:list-level-properties>
        <style:text-properties style:font-name="Arial1"/>
      </text:list-level-style-bullet>
      <text:list-level-style-bullet text:level="10" text:style-name="Bullet_20_Symbols" text:bullet-char="♦">
        <style:list-level-properties text:list-level-position-and-space-mode="label-alignment">
          <style:list-level-label-alignment text:label-followed-by="space" fo:text-indent="-2.54mm" fo:margin-left="48.26mm"/>
        </style:list-level-properties>
        <style:text-properties style:font-name="Arial1"/>
      </text:list-level-style-bullet>
    </text:list-style>
    <text:list-style style:name="Numbered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fo:text-indent="-7.62mm" fo:margin-left="17.78m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fo:text-indent="-7.62mm" fo:margin-left="22.86mm"/>
        </style:list-level-properties>
      </text:list-level-style-number>
      <text:list-level-style-number text:level="3" text:style-name="Numbering_20_Symbols" style:num-prefix=" " style:num-suffix=")" style:num-format="1">
        <style:list-level-properties text:list-level-position-and-space-mode="label-alignment">
          <style:list-level-label-alignment text:label-followed-by="listtab" fo:text-indent="-7.62mm" fo:margin-left="27.94mm"/>
        </style:list-level-properties>
      </text:list-level-style-number>
      <text:list-level-style-number text:level="4" text:style-name="Numbering_20_Symbols" style:num-prefix=" " style:num-suffix="." style:num-format="a">
        <style:list-level-properties text:list-level-position-and-space-mode="label-alignment">
          <style:list-level-label-alignment text:label-followed-by="listtab" fo:text-indent="-7.62mm" fo:margin-left="33.02m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fo:text-indent="-7.62mm" fo:margin-left="38.1mm"/>
        </style:list-level-properties>
      </text:list-level-style-number>
      <text:list-level-style-number text:level="6" text:style-name="Numbering_20_Symbols" style:num-prefix="(" style:num-suffix=")" style:num-format="a">
        <style:list-level-properties text:list-level-position-and-space-mode="label-alignment">
          <style:list-level-label-alignment text:label-followed-by="listtab" fo:text-indent="-7.62mm" fo:margin-left="43.18mm"/>
        </style:list-level-properties>
      </text:list-level-style-number>
      <text:list-level-style-number text:level="7" text:style-name="Numbering_20_Symbols" style:num-prefix=" " style:num-suffix="." style:num-format="i">
        <style:list-level-properties text:list-level-position-and-space-mode="label-alignment">
          <style:list-level-label-alignment text:label-followed-by="listtab" fo:text-indent="-7.62mm" fo:margin-left="48.26mm"/>
        </style:list-level-properties>
      </text:list-level-style-number>
      <text:list-level-style-bullet text:level="8" text:style-name="Bullet_20_Symbols" style:num-prefix=" " text:bullet-char="•">
        <style:list-level-properties text:list-level-position-and-space-mode="label-alignment">
          <style:list-level-label-alignment text:label-followed-by="listtab" fo:text-indent="-7.62mm" fo:margin-left="53.34mm"/>
        </style:list-level-properties>
        <style:text-properties style:font-name="StarSymbol"/>
      </text:list-level-style-bullet>
      <text:list-level-style-bullet text:level="9" text:style-name="Bullet_20_Symbols" style:num-prefix=" " text:bullet-char="•">
        <style:list-level-properties text:list-level-position-and-space-mode="label-alignment">
          <style:list-level-label-alignment text:label-followed-by="listtab" fo:text-indent="-7.62mm" fo:margin-left="58.42mm"/>
        </style:list-level-properties>
        <style:text-properties style:font-name="StarSymbol"/>
      </text:list-level-style-bullet>
      <text:list-level-style-bullet text:level="10" text:style-name="Bullet_20_Symbols" style:num-prefix=" " text:bullet-char="•">
        <style:list-level-properties text:list-level-position-and-space-mode="label-alignment">
          <style:list-level-label-alignment text:label-followed-by="listtab" fo:text-indent="-7.62mm" fo:margin-left="63.5mm"/>
        </style:list-level-properties>
        <style:text-properties style:font-name="StarSymbol"/>
      </text:list-level-style-bullet>
    </text:list-style>
    <text:list-style style:name="Numbered_2c__20_table" style:display-name="Numbered, tabl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7.62mm" fo:margin-left="7.62m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fo:text-indent="-7.62mm" fo:margin-left="12.7m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fo:text-indent="-7.62mm" fo:margin-left="17.78m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fo:text-indent="-7.62mm" fo:margin-left="22.86mm"/>
        </style:list-level-properties>
      </text:list-level-style-number>
      <text:list-level-style-number text:level="5" style:num-prefix="(" style:num-suffix=")" style:num-format="1">
        <style:list-level-properties text:list-level-position-and-space-mode="label-alignment">
          <style:list-level-label-alignment text:label-followed-by="listtab" fo:text-indent="-7.62mm" fo:margin-left="27.94mm"/>
        </style:list-level-properties>
      </text:list-level-style-number>
      <text:list-level-style-number text:level="6" text:style-name="Numbering_20_Symbols" style:num-prefix="(" style:num-suffix=")" style:num-format="a">
        <style:list-level-properties text:list-level-position-and-space-mode="label-alignment">
          <style:list-level-label-alignment text:label-followed-by="listtab" fo:text-indent="-7.62mm" fo:margin-left="33.02m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fo:text-indent="-7.62mm" fo:margin-left="38.1m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fo:text-indent="-7.62mm" fo:margin-left="43.18m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fo:text-indent="-7.62mm" fo:margin-left="48.26m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fo:text-indent="-7.62mm" fo:margin-left="53.34m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5.9mm" fo:page-height="279.4mm" style:num-format="1" style:print-orientation="portrait" fo:margin-top="19.05mm" fo:margin-bottom="19.05mm" fo:margin-left="19.05mm" fo:margin-right="19.05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5.9mm" fo:page-height="279.4mm" style:num-format="1" style:print-orientation="portrait" fo:margin-top="12.7mm" fo:margin-bottom="12.7mm" fo:margin-left="12.7mm" fo:margin-right="12.7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5.9mm" fo:page-height="279.4mm" style:num-format="1" style:print-orientation="portrait" fo:margin-top="7.62mm" fo:margin-bottom="7.62mm" fo:margin-left="7.62mm" fo:margin-right="7.62mm" style:shadow="none" style:writing-mode="lr-tb" style:footnote-max-height="0mm">
        <style:footnote-sep style:width="0.18mm" style:distance-before-sep="1.02mm" style:distance-after-sep="1.02mm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79.4mm" fo:page-height="215.9mm" style:num-format="1" style:print-orientation="landscape" fo:margin-top="7.62mm" fo:margin-bottom="7.62mm" fo:margin-left="7.62mm" fo:margin-right="7.62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79.4mm" fo:page-height="215.9mm" style:num-format="1" style:print-orientation="landscape" fo:margin-top="12.7mm" fo:margin-bottom="12.7mm" fo:margin-left="12.7mm" fo:margin-right="12.7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79.4mm" fo:page-height="215.9mm" style:num-format="1" style:print-orientation="landscape" fo:margin-top="19.05mm" fo:margin-bottom="19.05mm" fo:margin-left="19.05mm" fo:margin-right="19.05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5.9mm" fo:page-height="279.4mm" style:num-format="1" style:print-orientation="portrait" fo:margin-top="25.4mm" fo:margin-bottom="25.4mm" fo:margin-left="25.4mm" fo:margin-right="25.4mm" style:writing-mode="lr-tb" style:footnote-max-height="0mm">
        <style:footnote-sep style:width="0.18mm" style:distance-before-sep="1.02mm" style:distance-after-sep="1.02mm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79.4mm" fo:page-height="215.9mm" style:num-format="1" style:print-orientation="landscape" fo:margin-top="25.4mm" fo:margin-bottom="25.4mm" fo:margin-left="25.4mm" fo:margin-right="25.4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15.9mm" fo:page-height="279.4mm" style:num-format="1" style:print-orientation="portrait" fo:margin-top="25.4mm" fo:margin-bottom="25.4mm" fo:margin-left="25.4mm" fo:margin-right="25.4mm" style:shadow="none" fo:background-color="transparent" style:writing-mode="lr-tb" style:footnote-max-height="0mm">
        <style:background-image/>
        <style:columns fo:column-count="1" fo:column-gap="0mm"/>
        <style:footnote-sep style:width="0.18mm" style:distance-before-sep="1.02mm" style:distance-after-sep="1.02m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Portrait_2c__20_3_2f_4_22__20_margins" style:display-name="Portrait, 3/4&quot; margins" style:page-layout-name="Mpm1"/>
    <style:master-page style:name="Portrait_2c__20_1_2f_2_22__20_margins" style:display-name="Portrait, 1/2&quot; margins" style:page-layout-name="Mpm2"/>
    <style:master-page style:name="Portrait_2c__20_0.3_22__20_margins" style:display-name="Portrait, 0.3&quot; margins" style:page-layout-name="Mpm3"/>
    <style:master-page style:name="Landscape_2c__20_0.3_22__20_margins" style:display-name="Landscape, 0.3&quot; margins" style:page-layout-name="Mpm4"/>
    <style:master-page style:name="Landscape_2c__20_1_2f_2_22__20_margins" style:display-name="Landscape, 1/2&quot; margins" style:page-layout-name="Mpm5"/>
    <style:master-page style:name="Landscape_2c__20_3_2f_4_22__20_margins" style:display-name="Landscape, 3/4&quot; margins" style:page-layout-name="Mpm6"/>
    <style:master-page style:name="Portrait_2c__20_1_22__20_margins" style:display-name="Portrait, 1&quot; margins" style:page-layout-name="Mpm7"/>
    <style:master-page style:name="Landscape_2c__20_1_22__20_margins" style:display-name="Landscape, 1&quot; margins" style:page-layout-name="Mpm8"/>
    <style:master-page style:name="Title_20_page_2c__20_portrait" style:display-name="Title page, portrait" style:page-layout-name="Mpm9" style:next-style-name="Standard"/>
    <style:master-page style:name="Title_20_page_2c__20_landscape" style:display-name="Title page, landscape" style:page-layout-name="Mpm8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4-06-06T16:54:44.40</meta:creation-date>
    <meta:generator>OpenOffice/4.1.6$Win32 OpenOffice.org_project/416m1$Build-9790</meta:generator>
    <meta:editing-duration>PT00H00M00S</meta:editing-duration>
    <meta:editing-cycles>1</meta:editing-cycles>
    <meta:document-statistic meta:table-count="0" meta:image-count="1" meta:object-count="0" meta:page-count="2" meta:paragraph-count="30" meta:word-count="580" meta:character-count="3650"/>
    <meta:template xlink:type="simple" xlink:actuate="onRequest" xlink:title="don_normal" xlink:href="../don_normal.ott" meta:date="2013-04-08T13:31:07"/>
  </office:meta>
</office:document-meta>
</file>